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0fe" officeooo:paragraph-rsid="000870fe"/>
    </style:style>
    <style:style style:name="P2" style:family="paragraph" style:parent-style-name="Standard">
      <style:text-properties officeooo:rsid="00099236" officeooo:paragraph-rsid="00099236"/>
    </style:style>
    <style:style style:name="P3" style:family="paragraph" style:parent-style-name="Standard">
      <style:text-properties officeooo:rsid="000ed63d" officeooo:paragraph-rsid="000ed63d"/>
    </style:style>
    <style:style style:name="P4" style:family="paragraph" style:parent-style-name="Standard">
      <style:text-properties officeooo:rsid="00107d33" officeooo:paragraph-rsid="00107d33"/>
    </style:style>
    <style:style style:name="P5" style:family="paragraph" style:parent-style-name="Standard">
      <style:text-properties officeooo:rsid="0010d3cc" officeooo:paragraph-rsid="0010d3cc"/>
    </style:style>
    <style:style style:name="P6" style:family="paragraph" style:parent-style-name="Standard">
      <style:text-properties officeooo:rsid="00116894" officeooo:paragraph-rsid="00116894"/>
    </style:style>
    <style:style style:name="P7" style:family="paragraph" style:parent-style-name="Standard">
      <style:text-properties officeooo:rsid="001354d8" officeooo:paragraph-rsid="001354d8"/>
    </style:style>
    <style:style style:name="P8" style:family="paragraph" style:parent-style-name="Standard">
      <style:text-properties officeooo:rsid="0016fe24" officeooo:paragraph-rsid="0016fe24"/>
    </style:style>
    <style:style style:name="P9" style:family="paragraph" style:parent-style-name="Standard">
      <style:text-properties officeooo:rsid="00188863" officeooo:paragraph-rsid="00188863"/>
    </style:style>
    <style:style style:name="P10" style:family="paragraph" style:parent-style-name="Standard">
      <style:text-properties officeooo:rsid="001ce938" officeooo:paragraph-rsid="001ce938"/>
    </style:style>
    <style:style style:name="P11" style:family="paragraph" style:parent-style-name="Standard">
      <style:text-properties officeooo:rsid="001a8575" officeooo:paragraph-rsid="001a8575"/>
    </style:style>
    <style:style style:name="P12" style:family="paragraph" style:parent-style-name="Standard">
      <style:text-properties officeooo:rsid="001ce938" officeooo:paragraph-rsid="001ce938"/>
    </style:style>
    <style:style style:name="P13" style:family="paragraph" style:parent-style-name="Standard">
      <style:text-properties officeooo:rsid="001e3272" officeooo:paragraph-rsid="001e3272"/>
    </style:style>
    <style:style style:name="P14" style:family="paragraph" style:parent-style-name="Standard">
      <style:text-properties officeooo:rsid="001eac3c" officeooo:paragraph-rsid="001eac3c"/>
    </style:style>
    <style:style style:name="T1" style:family="text">
      <style:text-properties officeooo:rsid="000e14e9"/>
    </style:style>
    <style:style style:name="T2" style:family="text">
      <style:text-properties officeooo:rsid="001828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This one was with rho = 10, and with a smaller spawn area. </text:p>
      <text:p text:style-name="P1">A2: This one was done without considering any circle of vision (equivalent to a circle with infinite radius, rho = \infty). The results indicate that the agents on the convex hull don’t move for some reason. </text:p>
      <text:p text:style-name="P1"/>
      <text:p text:style-name="P2">B1 and B2: These both come from a version where we don’t care about circle of vision. We’ve also added some code that uses the voronoi cells package to cross check our area calculations. They seem to match up (errors are bigger than eps, but pretty trivial nonetheless). <text:span text:style-name="T1">To clarify, they are the initialised state of the model.</text:span></text:p>
      <text:p text:style-name="P2"/>
      <text:p text:style-name="P3">B3: Ignore circle of vision. Cross checking of areas. All checks clear, indicate high convergence of our half plane code calculations and Voronoi package. However, we see that points on the convex hull display little movement. </text:p>
      <text:p text:style-name="P3"/>
      <text:p text:style-name="P4">B4: Ignore circle of vision. Cross checking of areas. All checks clear, high convergence. Greater number of birds than B3. We see that in addition to the points on the convex hull, agents in the middle also remain stationary. </text:p>
      <text:p text:style-name="P4"/>
      <text:p text:style-name="P5">B5: Same as B4, just illustrating again that even though area calculations are largely accurate, the middle agents can still remain still. </text:p>
      <text:p text:style-name="P5"/>
      <text:p text:style-name="P6">B6: Same as B5, but with volume exclusion (ranging over m and checking if any two agents are within body lengths of each other) turned off. Results seem to indicate same results with some particles in the middle and convex hull not moving. </text:p>
      <text:p text:style-name="P6"/>
      <text:p text:style-name="P7">B7: Same as B6, just retesting. Results indicate similar behaviour with middle and convex hull agents not moving. </text:p>
      <text:p text:style-name="P7"/>
      <text:p text:style-name="P8">D1: The first test with the altered code for accounting for the circle of vision. <text:span text:style-name="T2">Note that rho was 10.0 in this version. </text:span></text:p>
      <text:p text:style-name="P8"/>
      <text:p text:style-name="P9">D2: Second test with altered code for accounting for circle of vision. Rho was 100 this time. </text:p>
      <text:p text:style-name="P9"/>
      <text:p text:style-name="P10">D3-D5: Basically the same test as D2, just confirmation. </text:p>
      <text:p text:style-name="P9"/>
      <text:p text:style-name="P11">D6, D7: Rho = 100, no_birds = 50. </text:p>
      <text:p text:style-name="P11"/>
      <text:p text:style-name="P10">D8: Test with Rho = 100, no_birds = 100. Results seem good. </text:p>
      <text:p text:style-name="P10"/>
      <text:p text:style-name="P10">D9: Test with Rho = 100, no_birds = 100, full rectangle used for spawning points. Results seem good. </text:p>
      <text:p text:style-name="P10"/>
      <text:p text:style-name="P10"/>
      <text:p text:style-name="P13">F1: </text:p>
      <text:p text:style-name="P13"/>
      <text:p text:style-name="P13">F3-F4: Images of the compaction fraction and mean area over time for a single trial run, rho = 100.0. This version had code corrected for global AS, since we believe we misinterpreted the idea behind global AS: It’s not about discounting a whole direction to move in <text:s/>was for global AS (m = 100) with no noise. </text:p>
      <text:p text:style-name="P13"/>
      <text:p text:style-name="P13">F5: A “video” of the global AS scheme with the corrected global AS code. </text:p>
      <text:p text:style-name="P13"/>
      <text:p text:style-name="P14"><text:soft-page-break/>F6: A first implementation of Shannon’s vi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9:13:14.205675283</meta:creation-date>
    <meta:generator>LibreOffice/7.3.6.2$Linux_X86_64 LibreOffice_project/30$Build-2</meta:generator>
    <dc:date>2022-11-07T11:40:39.715751579</dc:date>
    <meta:editing-duration>PT2H8M9S</meta:editing-duration>
    <meta:editing-cycles>14</meta:editing-cycles>
    <meta:document-statistic meta:table-count="0" meta:image-count="0" meta:object-count="0" meta:page-count="2" meta:paragraph-count="18" meta:word-count="432" meta:character-count="2446" meta:non-whitespace-character-count="2015"/>
  </office:meta>
</office:document-meta>
</file>